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23cm" svg:height="8.394cm" svg:x="0.1cm" svg:y="1.0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48:01.320735522</dc:date>
    <meta:editing-duration>PT2M59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24cm" svg:height="8.395cm" xlink:href="." xlink:type="simple" chart:class="chart:scatter" chart:style-name="ch1">
        <chart:plot-area chart:style-name="ch2" chart:data-source-has-labels="both" svg:x="0.298cm" svg:y="0.167cm" svg:width="14.328cm" svg:height="8.061cm">
          <chart:coordinate-region svg:x="0.84cm" svg:y="0.366cm" svg:width="13.692cm" svg:height="7.6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941083133185145">
                <text:p>0.0941083133185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314107590781284">
                <text:p>0.031410759078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0941083133185144">
                <text:p>-0.0941083133185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83697019872103E-016">
                <text:p>-1.8369701987210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